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pture Smallz" svg:font-family="'Capture Smallz'" style:font-pitch="variable"/>
    <style:font-face style:name="World Conflict" svg:font-family="'World Conflic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6994" draw:fill-color="#006994" draw:textarea-horizontal-align="justify" draw:textarea-vertical-align="middle" draw:auto-grow-height="false" fo:min-height="6.75cm" fo:min-width="6.5cm"/>
    </style:style>
    <style:style style:name="P1" style:family="paragraph">
      <style:paragraph-properties fo:text-align="center"/>
      <style:text-properties fo:color="#fffff4" style:font-name="World Conflict" fo:font-size="150pt" style:font-size-asian="150pt" style:font-size-complex="150pt"/>
    </style:style>
    <style:style style:name="P2" style:family="paragraph">
      <loext:graphic-properties draw:fill-color="#006994"/>
      <style:paragraph-properties fo:text-align="center"/>
      <style:text-properties fo:color="#fffff4" style:font-name="World Conflict" fo:font-size="150pt" style:font-size-asian="150pt" style:font-size-complex="150pt"/>
    </style:style>
    <style:style style:name="T1" style:family="text">
      <style:text-properties fo:color="#fffff4" style:font-name="World Conflict" fo:font-size="150pt" style:font-size-asian="150pt" style:font-size-complex="15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7cm" svg:height="7cm" svg:x="1cm" svg:y="1cm">
          <text:p text:style-name="P1"><text:span text:style-name="T1">Q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pture Smallz" svg:font-family="'Capture Smallz'" style:font-pitch="variable"/>
    <style:font-face style:name="World Conflict" svg:font-family="'World Conflic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8T15:26:36.845308788</meta:creation-date>
    <dc:date>2019-03-18T16:00:46.769485874</dc:date>
    <meta:editing-duration>PT34M9S</meta:editing-duration>
    <meta:editing-cycles>2</meta:editing-cycles>
    <meta:generator>LibreOffice/5.4.5.1$Linux_X86_64 LibreOffice_project/40m0$Build-1</meta:generator>
    <meta:document-statistic meta:object-count="1"/>
  </office:meta>
</office:document-meta>
</file>